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mm"/>
    </style:style>
    <style:style style:name="co2" style:family="table-column">
      <style:table-column-properties fo:break-before="auto" style:column-width="35.19mm"/>
    </style:style>
    <style:style style:name="co3" style:family="table-column">
      <style:table-column-properties fo:break-before="auto" style:column-width="33.83mm"/>
    </style:style>
    <style:style style:name="co4" style:family="table-column">
      <style:table-column-properties fo:break-before="auto" style:column-width="45.54mm"/>
    </style:style>
    <style:style style:name="co5" style:family="table-column">
      <style:table-column-properties fo:break-before="auto" style:column-width="44.19mm"/>
    </style:style>
    <style:style style:name="co6" style:family="table-column">
      <style:table-column-properties fo:break-before="auto" style:column-width="42mm"/>
    </style:style>
    <style:style style:name="co7" style:family="table-column">
      <style:table-column-properties fo:break-before="auto" style:column-width="32.74mm"/>
    </style:style>
    <style:style style:name="co8" style:family="table-column">
      <style:table-column-properties fo:break-before="auto" style:column-width="21.64mm"/>
    </style:style>
    <style:style style:name="co9" style:family="table-column">
      <style:table-column-properties fo:break-before="auto" style:column-width="20.21mm"/>
    </style:style>
    <style:style style:name="co10" style:family="table-column">
      <style:table-column-properties fo:break-before="auto" style:column-width="18.86mm"/>
    </style:style>
    <style:style style:name="co11" style:family="table-column">
      <style:table-column-properties fo:break-before="auto" style:column-width="19.4mm"/>
    </style:style>
    <style:style style:name="co12" style:family="table-column">
      <style:table-column-properties fo:break-before="auto" style:column-width="53.71mm"/>
    </style:style>
    <style:style style:name="co13" style:family="table-column">
      <style:table-column-properties fo:break-before="auto" style:column-width="36mm"/>
    </style:style>
    <style:style style:name="co14" style:family="table-column">
      <style:table-column-properties fo:break-before="auto" style:column-width="44.73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43.9mm"/>
    </style:style>
    <style:style style:name="co17" style:family="table-column">
      <style:table-column-properties fo:break-before="auto" style:column-width="38.74mm"/>
    </style:style>
    <style:style style:name="co18" style:family="table-column">
      <style:table-column-properties fo:break-before="auto" style:column-width="28.38mm"/>
    </style:style>
    <style:style style:name="co19" style:family="table-column">
      <style:table-column-properties fo:break-before="auto" style:column-width="59.16mm"/>
    </style:style>
    <style:style style:name="co20" style:family="table-column">
      <style:table-column-properties fo:break-before="auto" style:column-width="59.97mm"/>
    </style:style>
    <style:style style:name="co21" style:family="table-column">
      <style:table-column-properties fo:break-before="auto" style:column-width="22.56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Default"/>
        <table:table-column table:style-name="co9" table:number-columns-repeated="2" table:default-cell-style-name="ce1"/>
        <table:table-column table:style-name="co8" table:number-columns-repeated="4" table:default-cell-style-name="Default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20" table:default-cell-style-name="ce1"/>
        <table:table-column table:style-name="co21" table:number-columns-repeated="223" table:default-cell-style-name="ce1"/>
        <table:table-column table:style-name="co21" table:number-columns-repeated="767" table:default-cell-style-name="Default"/>
        <table:table-row table:style-name="ro1">
          <table:table-cell office:value-type="string" calcext:value-type="string">
            <text:p>Column-0</text:p>
          </table:table-cell>
          <table:table-cell office:value-type="string" calcext:value-type="string">
            <text:p>Column-1</text:p>
          </table:table-cell>
          <table:table-cell office:value-type="string" calcext:value-type="string">
            <text:p>Column-2</text:p>
          </table:table-cell>
          <table:table-cell office:value-type="string" calcext:value-type="string">
            <text:p>Column-3</text:p>
          </table:table-cell>
          <table:table-cell office:value-type="string" calcext:value-type="string">
            <text:p>Column-4</text:p>
          </table:table-cell>
          <table:table-cell office:value-type="string" calcext:value-type="string">
            <text:p>Column-5</text:p>
          </table:table-cell>
          <table:table-cell office:value-type="string" calcext:value-type="string">
            <text:p>Column-6</text:p>
          </table:table-cell>
          <table:table-cell office:value-type="string" calcext:value-type="string">
            <text:p>Column-7</text:p>
          </table:table-cell>
          <table:table-cell office:value-type="string" calcext:value-type="string">
            <text:p>Column-8</text:p>
          </table:table-cell>
          <table:table-cell table:style-name="ce1" office:value-type="string" calcext:value-type="string">
            <text:p>Column-9</text:p>
          </table:table-cell>
          <table:table-cell table:style-name="ce1" office:value-type="string" calcext:value-type="string">
            <text:p>Column-10</text:p>
          </table:table-cell>
          <table:table-cell office:value-type="string" calcext:value-type="string">
            <text:p>Column-11</text:p>
          </table:table-cell>
          <table:table-cell office:value-type="string" calcext:value-type="string">
            <text:p>Column-12</text:p>
          </table:table-cell>
          <table:table-cell table:style-name="ce1" office:value-type="string" calcext:value-type="string">
            <text:p>Column-13</text:p>
          </table:table-cell>
          <table:table-cell table:style-name="ce1" office:value-type="string" calcext:value-type="string">
            <text:p>Column-14</text:p>
          </table:table-cell>
          <table:table-cell table:style-name="ce1" office:value-type="string" calcext:value-type="string">
            <text:p>Column-15</text:p>
          </table:table-cell>
          <table:table-cell table:style-name="ce1" office:value-type="string" calcext:value-type="string">
            <text:p>Column-16</text:p>
          </table:table-cell>
          <table:table-cell office:value-type="string" calcext:value-type="string">
            <text:p>Column-17</text:p>
          </table:table-cell>
          <table:table-cell office:value-type="string" calcext:value-type="string">
            <text:p>Column-18</text:p>
          </table:table-cell>
          <table:table-cell office:value-type="string" calcext:value-type="string">
            <text:p>Column-19</text:p>
          </table:table-cell>
          <table:table-cell office:value-type="string" calcext:value-type="string">
            <text:p>Column-20</text:p>
          </table:table-cell>
          <table:table-cell office:value-type="string" calcext:value-type="string">
            <text:p>Column-21</text:p>
          </table:table-cell>
          <table:table-cell office:value-type="string" calcext:value-type="string">
            <text:p>Column-22</text:p>
          </table:table-cell>
          <table:table-cell office:value-type="string" calcext:value-type="string">
            <text:p>Column-23</text:p>
          </table:table-cell>
          <table:table-cell office:value-type="string" calcext:value-type="string">
            <text:p>Column-24</text:p>
          </table:table-cell>
          <table:table-cell office:value-type="string" calcext:value-type="string">
            <text:p>Column-25</text:p>
          </table:table-cell>
          <table:table-cell office:value-type="string" calcext:value-type="string">
            <text:p>Column-26</text:p>
          </table:table-cell>
          <table:table-cell office:value-type="string" calcext:value-type="string">
            <text:p>Column-27</text:p>
          </table:table-cell>
          <table:table-cell office:value-type="string" calcext:value-type="string">
            <text:p>Column-28</text:p>
          </table:table-cell>
          <table:table-cell office:value-type="string" calcext:value-type="string">
            <text:p>Column-29</text:p>
          </table:table-cell>
          <table:table-cell office:value-type="string" calcext:value-type="string">
            <text:p>Column-30</text:p>
          </table:table-cell>
          <table:table-cell office:value-type="string" calcext:value-type="string">
            <text:p>Column-31</text:p>
          </table:table-cell>
          <table:table-cell office:value-type="string" calcext:value-type="string">
            <text:p>Column-32</text:p>
          </table:table-cell>
          <table:table-cell office:value-type="string" calcext:value-type="string">
            <text:p>Column-33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6-AUG-18 00:01:01</text:p>
          </table:table-cell>
          <table:table-cell office:value-type="float" office:value="1183515264" calcext:value-type="float">
            <text:p>1183515264</text:p>
          </table:table-cell>
          <table:table-cell office:value-type="float" office:value="8792807023" calcext:value-type="float">
            <text:p>8792807023</text:p>
          </table:table-cell>
          <table:table-cell/>
          <table:table-cell office:value-type="float" office:value="107413029692" calcext:value-type="float">
            <text:p>107413029692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KARNATAK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6-AUG-18 00:51:02</text:p>
          </table:table-cell>
          <table:table-cell office:value-type="float" office:value="1183537329" calcext:value-type="float">
            <text:p>1183537329</text:p>
          </table:table-cell>
          <table:table-cell office:value-type="float" office:value="9960178820" calcext:value-type="float">
            <text:p>9960178820</text:p>
          </table:table-cell>
          <table:table-cell/>
          <table:table-cell office:value-type="float" office:value="107413037663" calcext:value-type="float">
            <text:p>10741303766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AHARASHTR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6-AUG-18 01:21:01</text:p>
          </table:table-cell>
          <table:table-cell office:value-type="float" office:value="1183546594" calcext:value-type="float">
            <text:p>1183546594</text:p>
          </table:table-cell>
          <table:table-cell office:value-type="float" office:value="9030878063" calcext:value-type="float">
            <text:p>9030878063</text:p>
          </table:table-cell>
          <table:table-cell/>
          <table:table-cell office:value-type="float" office:value="107413040966" calcext:value-type="float">
            <text:p>10741304096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ELANGAN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-AUG-18 07:11:04</text:p>
          </table:table-cell>
          <table:table-cell office:value-type="float" office:value="1183610247" calcext:value-type="float">
            <text:p>1183610247</text:p>
          </table:table-cell>
          <table:table-cell office:value-type="float" office:value="7586800215" calcext:value-type="float">
            <text:p>7586800215</text:p>
          </table:table-cell>
          <table:table-cell/>
          <table:table-cell office:value-type="float" office:value="107413058297" calcext:value-type="float">
            <text:p>10741305829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6-AUG-18 08:56:02</text:p>
          </table:table-cell>
          <table:table-cell office:value-type="float" office:value="1183726922" calcext:value-type="float">
            <text:p>1183726922</text:p>
          </table:table-cell>
          <table:table-cell office:value-type="float" office:value="7869912311" calcext:value-type="float">
            <text:p>7869912311</text:p>
          </table:table-cell>
          <table:table-cell/>
          <table:table-cell office:value-type="float" office:value="107413087204" calcext:value-type="float">
            <text:p>107413087204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ADHYA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6-AUG-18 09:31:02</text:p>
          </table:table-cell>
          <table:table-cell office:value-type="float" office:value="1183789140" calcext:value-type="float">
            <text:p>1183789140</text:p>
          </table:table-cell>
          <table:table-cell office:value-type="float" office:value="8609707476" calcext:value-type="float">
            <text:p>8609707476</text:p>
          </table:table-cell>
          <table:table-cell/>
          <table:table-cell office:value-type="float" office:value="107413100989" calcext:value-type="float">
            <text:p>107413100989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6-AUG-18 09:51:02</text:p>
          </table:table-cell>
          <table:table-cell office:value-type="float" office:value="1183826671" calcext:value-type="float">
            <text:p>1183826671</text:p>
          </table:table-cell>
          <table:table-cell office:value-type="float" office:value="7604863350" calcext:value-type="float">
            <text:p>7604863350</text:p>
          </table:table-cell>
          <table:table-cell/>
          <table:table-cell office:value-type="float" office:value="107413108882" calcext:value-type="float">
            <text:p>1074131088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06-AUG-18 11:31:03</text:p>
          </table:table-cell>
          <table:table-cell office:value-type="float" office:value="1184047283" calcext:value-type="float">
            <text:p>1184047283</text:p>
          </table:table-cell>
          <table:table-cell office:value-type="float" office:value="9936467336" calcext:value-type="float">
            <text:p>9936467336</text:p>
          </table:table-cell>
          <table:table-cell/>
          <table:table-cell office:value-type="float" office:value="107413159541" calcext:value-type="float">
            <text:p>107413159541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AHARASHTR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6-AUG-18 11:36:03</text:p>
          </table:table-cell>
          <table:table-cell office:value-type="float" office:value="1184061212" calcext:value-type="float">
            <text:p>1184061212</text:p>
          </table:table-cell>
          <table:table-cell office:value-type="float" office:value="9129047447" calcext:value-type="float">
            <text:p>9129047447</text:p>
          </table:table-cell>
          <table:table-cell/>
          <table:table-cell office:value-type="float" office:value="107413161238" calcext:value-type="float">
            <text:p>10741316123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AHARASHTR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06-AUG-18 13:16:03</text:p>
          </table:table-cell>
          <table:table-cell office:value-type="float" office:value="1184298705" calcext:value-type="float">
            <text:p>1184298705</text:p>
          </table:table-cell>
          <table:table-cell office:value-type="float" office:value="8609725274" calcext:value-type="float">
            <text:p>8609725274</text:p>
          </table:table-cell>
          <table:table-cell/>
          <table:table-cell office:value-type="float" office:value="107413223816" calcext:value-type="float">
            <text:p>1074132238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6-AUG-18 13:16:03</text:p>
          </table:table-cell>
          <table:table-cell office:value-type="float" office:value="1184300352" calcext:value-type="float">
            <text:p>1184300352</text:p>
          </table:table-cell>
          <table:table-cell office:value-type="float" office:value="9925668479" calcext:value-type="float">
            <text:p>9925668479</text:p>
          </table:table-cell>
          <table:table-cell/>
          <table:table-cell office:value-type="float" office:value="107413224458" calcext:value-type="float">
            <text:p>107413224458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GUJARAT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-AUG-18 14:31:03</text:p>
          </table:table-cell>
          <table:table-cell office:value-type="float" office:value="1184522100" calcext:value-type="float">
            <text:p>1184522100</text:p>
          </table:table-cell>
          <table:table-cell office:value-type="float" office:value="9771311479" calcext:value-type="float">
            <text:p>9771311479</text:p>
          </table:table-cell>
          <table:table-cell/>
          <table:table-cell office:value-type="float" office:value="107413264511" calcext:value-type="float">
            <text:p>107413264511</text:p>
          </table:table-cell>
          <table:table-cell office:value-type="float" office:value="3051.08" calcext:value-type="float">
            <text:p>3051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51.08" calcext:value-type="float">
            <text:p>3051.0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BIHA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6-AUG-18 14:36:03</text:p>
          </table:table-cell>
          <table:table-cell office:value-type="float" office:value="1184530833" calcext:value-type="float">
            <text:p>1184530833</text:p>
          </table:table-cell>
          <table:table-cell office:value-type="float" office:value="9752041751" calcext:value-type="float">
            <text:p>9752041751</text:p>
          </table:table-cell>
          <table:table-cell/>
          <table:table-cell office:value-type="float" office:value="107413266247" calcext:value-type="float">
            <text:p>107413266247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HARYAN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6-AUG-18 14:46:03</text:p>
          </table:table-cell>
          <table:table-cell office:value-type="float" office:value="1184559184" calcext:value-type="float">
            <text:p>1184559184</text:p>
          </table:table-cell>
          <table:table-cell office:value-type="float" office:value="9129049617" calcext:value-type="float">
            <text:p>9129049617</text:p>
          </table:table-cell>
          <table:table-cell/>
          <table:table-cell office:value-type="float" office:value="107413272929" calcext:value-type="float">
            <text:p>10741327292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6-AUG-18 14:56:03</text:p>
          </table:table-cell>
          <table:table-cell office:value-type="float" office:value="1184575327" calcext:value-type="float">
            <text:p>1184575327</text:p>
          </table:table-cell>
          <table:table-cell office:value-type="float" office:value="9129051695" calcext:value-type="float">
            <text:p>9129051695</text:p>
          </table:table-cell>
          <table:table-cell/>
          <table:table-cell office:value-type="float" office:value="107413277292" calcext:value-type="float">
            <text:p>10741327729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06-AUG-18 15:01:03</text:p>
          </table:table-cell>
          <table:table-cell office:value-type="float" office:value="1184583825" calcext:value-type="float">
            <text:p>1184583825</text:p>
          </table:table-cell>
          <table:table-cell office:value-type="float" office:value="9129045551" calcext:value-type="float">
            <text:p>9129045551</text:p>
          </table:table-cell>
          <table:table-cell/>
          <table:table-cell office:value-type="float" office:value="107413278302" calcext:value-type="float">
            <text:p>10741327830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06-AUG-18 15:06:03</text:p>
          </table:table-cell>
          <table:table-cell office:value-type="float" office:value="1184592277" calcext:value-type="float">
            <text:p>1184592277</text:p>
          </table:table-cell>
          <table:table-cell office:value-type="float" office:value="9129053591" calcext:value-type="float">
            <text:p>9129053591</text:p>
          </table:table-cell>
          <table:table-cell/>
          <table:table-cell office:value-type="float" office:value="107413281429" calcext:value-type="float">
            <text:p>10741328142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6-AUG-18 15:06:03</text:p>
          </table:table-cell>
          <table:table-cell office:value-type="float" office:value="1184595964" calcext:value-type="float">
            <text:p>1184595964</text:p>
          </table:table-cell>
          <table:table-cell office:value-type="float" office:value="9129052059" calcext:value-type="float">
            <text:p>9129052059</text:p>
          </table:table-cell>
          <table:table-cell/>
          <table:table-cell office:value-type="float" office:value="107413282814" calcext:value-type="float">
            <text:p>10741328281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06-AUG-18 15:11:03</text:p>
          </table:table-cell>
          <table:table-cell office:value-type="float" office:value="1184607612" calcext:value-type="float">
            <text:p>1184607612</text:p>
          </table:table-cell>
          <table:table-cell office:value-type="float" office:value="9129053465" calcext:value-type="float">
            <text:p>9129053465</text:p>
          </table:table-cell>
          <table:table-cell/>
          <table:table-cell office:value-type="float" office:value="107413284339" calcext:value-type="float">
            <text:p>10741328433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AHARASHTR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06-AUG-18 15:16:03</text:p>
          </table:table-cell>
          <table:table-cell office:value-type="float" office:value="1184615108" calcext:value-type="float">
            <text:p>1184615108</text:p>
          </table:table-cell>
          <table:table-cell office:value-type="float" office:value="9129063203" calcext:value-type="float">
            <text:p>9129063203</text:p>
          </table:table-cell>
          <table:table-cell/>
          <table:table-cell office:value-type="float" office:value="107413287468" calcext:value-type="float">
            <text:p>10741328746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06-AUG-18 15:26:03</text:p>
          </table:table-cell>
          <table:table-cell office:value-type="float" office:value="1184639727" calcext:value-type="float">
            <text:p>1184639727</text:p>
          </table:table-cell>
          <table:table-cell office:value-type="float" office:value="9680292913" calcext:value-type="float">
            <text:p>9680292913</text:p>
          </table:table-cell>
          <table:table-cell/>
          <table:table-cell office:value-type="float" office:value="107413294500" calcext:value-type="float">
            <text:p>107413294500</text:p>
          </table:table-cell>
          <table:table-cell office:value-type="float" office:value="5081.08" calcext:value-type="float">
            <text:p>5081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81.08" calcext:value-type="float">
            <text:p>5081.0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AJASTHAN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6-AUG-18 15:46:03</text:p>
          </table:table-cell>
          <table:table-cell office:value-type="float" office:value="1184672526" calcext:value-type="float">
            <text:p>1184672526</text:p>
          </table:table-cell>
          <table:table-cell office:value-type="float" office:value="8853329580" calcext:value-type="float">
            <text:p>8853329580</text:p>
          </table:table-cell>
          <table:table-cell/>
          <table:table-cell office:value-type="float" office:value="107413302323" calcext:value-type="float">
            <text:p>107413302323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06-AUG-18 15:51:04</text:p>
          </table:table-cell>
          <table:table-cell office:value-type="float" office:value="1184683829" calcext:value-type="float">
            <text:p>1184683829</text:p>
          </table:table-cell>
          <table:table-cell office:value-type="float" office:value="9695498961" calcext:value-type="float">
            <text:p>9695498961</text:p>
          </table:table-cell>
          <table:table-cell/>
          <table:table-cell office:value-type="float" office:value="107413304043" calcext:value-type="float">
            <text:p>107413304043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06-AUG-18 15:51:04</text:p>
          </table:table-cell>
          <table:table-cell office:value-type="float" office:value="1184684693" calcext:value-type="float">
            <text:p>1184684693</text:p>
          </table:table-cell>
          <table:table-cell office:value-type="float" office:value="7260955615" calcext:value-type="float">
            <text:p>7260955615</text:p>
          </table:table-cell>
          <table:table-cell/>
          <table:table-cell office:value-type="float" office:value="107413306401" calcext:value-type="float">
            <text:p>107413306401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BIHA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06-AUG-18 15:56:06</text:p>
          </table:table-cell>
          <table:table-cell office:value-type="float" office:value="1184695368" calcext:value-type="float">
            <text:p>1184695368</text:p>
          </table:table-cell>
          <table:table-cell office:value-type="float" office:value="8400763456" calcext:value-type="float">
            <text:p>8400763456</text:p>
          </table:table-cell>
          <table:table-cell/>
          <table:table-cell office:value-type="float" office:value="107413307191" calcext:value-type="float">
            <text:p>107413307191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06-AUG-18 16:01:03</text:p>
          </table:table-cell>
          <table:table-cell office:value-type="float" office:value="1184699023" calcext:value-type="float">
            <text:p>1184699023</text:p>
          </table:table-cell>
          <table:table-cell office:value-type="float" office:value="9559011311" calcext:value-type="float">
            <text:p>9559011311</text:p>
          </table:table-cell>
          <table:table-cell/>
          <table:table-cell office:value-type="float" office:value="107413310181" calcext:value-type="float">
            <text:p>107413310181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06-AUG-18 16:06:03</text:p>
          </table:table-cell>
          <table:table-cell office:value-type="float" office:value="1184715840" calcext:value-type="float">
            <text:p>1184715840</text:p>
          </table:table-cell>
          <table:table-cell office:value-type="float" office:value="8853363449" calcext:value-type="float">
            <text:p>8853363449</text:p>
          </table:table-cell>
          <table:table-cell/>
          <table:table-cell office:value-type="float" office:value="107413311121" calcext:value-type="float">
            <text:p>107413311121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6-AUG-18 16:11:03</text:p>
          </table:table-cell>
          <table:table-cell office:value-type="float" office:value="1184723226" calcext:value-type="float">
            <text:p>1184723226</text:p>
          </table:table-cell>
          <table:table-cell office:value-type="float" office:value="9559301945" calcext:value-type="float">
            <text:p>9559301945</text:p>
          </table:table-cell>
          <table:table-cell/>
          <table:table-cell office:value-type="float" office:value="107413316065" calcext:value-type="float">
            <text:p>10741331606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6-AUG-18 16:21:04</text:p>
          </table:table-cell>
          <table:table-cell office:value-type="float" office:value="1184739365" calcext:value-type="float">
            <text:p>1184739365</text:p>
          </table:table-cell>
          <table:table-cell office:value-type="float" office:value="9331180808" calcext:value-type="float">
            <text:p>9331180808</text:p>
          </table:table-cell>
          <table:table-cell/>
          <table:table-cell office:value-type="float" office:value="107413321664" calcext:value-type="float">
            <text:p>107413321664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94" calcext:value-type="float">
            <text:p>2794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6-AUG-18 17:06:03</text:p>
          </table:table-cell>
          <table:table-cell office:value-type="float" office:value="1184832196" calcext:value-type="float">
            <text:p>1184832196</text:p>
          </table:table-cell>
          <table:table-cell office:value-type="float" office:value="9661897321" calcext:value-type="float">
            <text:p>9661897321</text:p>
          </table:table-cell>
          <table:table-cell/>
          <table:table-cell office:value-type="float" office:value="107413346846" calcext:value-type="float">
            <text:p>1074133468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BIHA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6-AUG-18 17:16:03</text:p>
          </table:table-cell>
          <table:table-cell office:value-type="float" office:value="1184850553" calcext:value-type="float">
            <text:p>1184850553</text:p>
          </table:table-cell>
          <table:table-cell office:value-type="float" office:value="9980706620" calcext:value-type="float">
            <text:p>9980706620</text:p>
          </table:table-cell>
          <table:table-cell/>
          <table:table-cell office:value-type="float" office:value="107413352266" calcext:value-type="float">
            <text:p>107413352266</text:p>
          </table:table-cell>
          <table:table-cell office:value-type="float" office:value="3460" calcext:value-type="float">
            <text:p>3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KARNATAK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6-AUG-18 17:51:03</text:p>
          </table:table-cell>
          <table:table-cell office:value-type="float" office:value="1184930638" calcext:value-type="float">
            <text:p>1184930638</text:p>
          </table:table-cell>
          <table:table-cell office:value-type="float" office:value="9831438225" calcext:value-type="float">
            <text:p>9831438225</text:p>
          </table:table-cell>
          <table:table-cell/>
          <table:table-cell office:value-type="float" office:value="107413369620" calcext:value-type="float">
            <text:p>107413369620</text:p>
          </table:table-cell>
          <table:table-cell office:value-type="float" office:value="1377.84" calcext:value-type="float">
            <text:p>1377.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77.84" calcext:value-type="float">
            <text:p>1377.84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06-AUG-18 18:06:03</text:p>
          </table:table-cell>
          <table:table-cell office:value-type="float" office:value="1184957201" calcext:value-type="float">
            <text:p>1184957201</text:p>
          </table:table-cell>
          <table:table-cell office:value-type="float" office:value="8000508007" calcext:value-type="float">
            <text:p>8000508007</text:p>
          </table:table-cell>
          <table:table-cell/>
          <table:table-cell office:value-type="float" office:value="107413378419" calcext:value-type="float">
            <text:p>107413378419</text:p>
          </table:table-cell>
          <table:table-cell office:value-type="float" office:value="8125.08" calcext:value-type="float">
            <text:p>8125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25.08" calcext:value-type="float">
            <text:p>8125.0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GUJARAT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06-AUG-18 18:16:05</text:p>
          </table:table-cell>
          <table:table-cell office:value-type="float" office:value="1184987352" calcext:value-type="float">
            <text:p>1184987352</text:p>
          </table:table-cell>
          <table:table-cell office:value-type="float" office:value="9377131377" calcext:value-type="float">
            <text:p>9377131377</text:p>
          </table:table-cell>
          <table:table-cell/>
          <table:table-cell office:value-type="float" office:value="107413383234" calcext:value-type="float">
            <text:p>107413383234</text:p>
          </table:table-cell>
          <table:table-cell office:value-type="float" office:value="1307.82" calcext:value-type="float">
            <text:p>1307.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07.82" calcext:value-type="float">
            <text:p>1307.82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GUJARAT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06-AUG-18 18:51:03</text:p>
          </table:table-cell>
          <table:table-cell office:value-type="float" office:value="1185066262" calcext:value-type="float">
            <text:p>1185066262</text:p>
          </table:table-cell>
          <table:table-cell office:value-type="float" office:value="8904235935" calcext:value-type="float">
            <text:p>8904235935</text:p>
          </table:table-cell>
          <table:table-cell/>
          <table:table-cell office:value-type="float" office:value="107413402228" calcext:value-type="float">
            <text:p>107413402228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ANDHRA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06-AUG-18 19:01:03</text:p>
          </table:table-cell>
          <table:table-cell office:value-type="float" office:value="1185096481" calcext:value-type="float">
            <text:p>1185096481</text:p>
          </table:table-cell>
          <table:table-cell office:value-type="float" office:value="7092818082" calcext:value-type="float">
            <text:p>7092818082</text:p>
          </table:table-cell>
          <table:table-cell/>
          <table:table-cell office:value-type="float" office:value="107413408930" calcext:value-type="float">
            <text:p>107413408930</text:p>
          </table:table-cell>
          <table:table-cell office:value-type="float" office:value="1559.08" calcext:value-type="float">
            <text:p>1559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59.08" calcext:value-type="float">
            <text:p>1559.0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06-AUG-18 19:06:03</text:p>
          </table:table-cell>
          <table:table-cell office:value-type="float" office:value="1185100844" calcext:value-type="float">
            <text:p>1185100844</text:p>
          </table:table-cell>
          <table:table-cell office:value-type="float" office:value="9993416244" calcext:value-type="float">
            <text:p>9993416244</text:p>
          </table:table-cell>
          <table:table-cell/>
          <table:table-cell office:value-type="float" office:value="107413410159" calcext:value-type="float">
            <text:p>107413410159</text:p>
          </table:table-cell>
          <table:table-cell office:value-type="float" office:value="1465" calcext:value-type="float">
            <text:p>14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ADHYA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06-AUG-18 19:41:03</text:p>
          </table:table-cell>
          <table:table-cell office:value-type="float" office:value="1185190921" calcext:value-type="float">
            <text:p>1185190921</text:p>
          </table:table-cell>
          <table:table-cell office:value-type="float" office:value="9664640275" calcext:value-type="float">
            <text:p>9664640275</text:p>
          </table:table-cell>
          <table:table-cell/>
          <table:table-cell office:value-type="float" office:value="107413428882" calcext:value-type="float">
            <text:p>1074134288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MAHARASHTR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06-AUG-18 19:51:04</text:p>
          </table:table-cell>
          <table:table-cell office:value-type="float" office:value="1185222620" calcext:value-type="float">
            <text:p>1185222620</text:p>
          </table:table-cell>
          <table:table-cell office:value-type="float" office:value="7568366775" calcext:value-type="float">
            <text:p>7568366775</text:p>
          </table:table-cell>
          <table:table-cell/>
          <table:table-cell office:value-type="float" office:value="107413435428" calcext:value-type="float">
            <text:p>1074134354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AJASTHAN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06-AUG-18 20:31:03</text:p>
          </table:table-cell>
          <table:table-cell office:value-type="float" office:value="1185321337" calcext:value-type="float">
            <text:p>1185321337</text:p>
          </table:table-cell>
          <table:table-cell office:value-type="float" office:value="7893552419" calcext:value-type="float">
            <text:p>7893552419</text:p>
          </table:table-cell>
          <table:table-cell/>
          <table:table-cell office:value-type="float" office:value="107413458174" calcext:value-type="float">
            <text:p>107413458174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ANDHRA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06-AUG-18 20:41:03</text:p>
          </table:table-cell>
          <table:table-cell office:value-type="float" office:value="1185339451" calcext:value-type="float">
            <text:p>1185339451</text:p>
          </table:table-cell>
          <table:table-cell office:value-type="float" office:value="9008052905" calcext:value-type="float">
            <text:p>9008052905</text:p>
          </table:table-cell>
          <table:table-cell/>
          <table:table-cell office:value-type="float" office:value="107413462998" calcext:value-type="float">
            <text:p>107413462998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KARNATAK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06-AUG-18 21:11:03</text:p>
          </table:table-cell>
          <table:table-cell office:value-type="float" office:value="1185401674" calcext:value-type="float">
            <text:p>1185401674</text:p>
          </table:table-cell>
          <table:table-cell office:value-type="float" office:value="9823655218" calcext:value-type="float">
            <text:p>9823655218</text:p>
          </table:table-cell>
          <table:table-cell/>
          <table:table-cell office:value-type="float" office:value="107413478453" calcext:value-type="float">
            <text:p>107413478453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25" calcext:value-type="float">
            <text:p>1425</text:p>
          </table:table-cell>
          <table:table-cell table:number-columns-repeated="2" office:value-type="string" calcext:value-type="string">
            <text:p>MAHARASHTR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06-AUG-18 21:36:03</text:p>
          </table:table-cell>
          <table:table-cell office:value-type="float" office:value="1185445526" calcext:value-type="float">
            <text:p>1185445526</text:p>
          </table:table-cell>
          <table:table-cell office:value-type="float" office:value="9001996602" calcext:value-type="float">
            <text:p>9001996602</text:p>
          </table:table-cell>
          <table:table-cell/>
          <table:table-cell office:value-type="float" office:value="107413490480" calcext:value-type="float">
            <text:p>10741349048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AJASTHAN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06-AUG-18 21:51:03</text:p>
          </table:table-cell>
          <table:table-cell office:value-type="float" office:value="1185474668" calcext:value-type="float">
            <text:p>1185474668</text:p>
          </table:table-cell>
          <table:table-cell office:value-type="float" office:value="9884214389" calcext:value-type="float">
            <text:p>9884214389</text:p>
          </table:table-cell>
          <table:table-cell/>
          <table:table-cell office:value-type="float" office:value="107413499255" calcext:value-type="float">
            <text:p>10741349925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06-AUG-18 21:56:03</text:p>
          </table:table-cell>
          <table:table-cell office:value-type="float" office:value="1185477001" calcext:value-type="float">
            <text:p>1185477001</text:p>
          </table:table-cell>
          <table:table-cell office:value-type="float" office:value="8130368568" calcext:value-type="float">
            <text:p>8130368568</text:p>
          </table:table-cell>
          <table:table-cell/>
          <table:table-cell office:value-type="float" office:value="107413499205" calcext:value-type="float">
            <text:p>10741349920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6-AUG-18 22:21:03</text:p>
          </table:table-cell>
          <table:table-cell office:value-type="float" office:value="1185517336" calcext:value-type="float">
            <text:p>1185517336</text:p>
          </table:table-cell>
          <table:table-cell office:value-type="float" office:value="9988303193" calcext:value-type="float">
            <text:p>9988303193</text:p>
          </table:table-cell>
          <table:table-cell/>
          <table:table-cell office:value-type="float" office:value="107413513231" calcext:value-type="float">
            <text:p>10741351323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JAB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06-AUG-18 22:31:03</text:p>
          </table:table-cell>
          <table:table-cell office:value-type="float" office:value="1185529816" calcext:value-type="float">
            <text:p>1185529816</text:p>
          </table:table-cell>
          <table:table-cell office:value-type="float" office:value="9872030353" calcext:value-type="float">
            <text:p>9872030353</text:p>
          </table:table-cell>
          <table:table-cell/>
          <table:table-cell office:value-type="float" office:value="107413518287" calcext:value-type="float">
            <text:p>107413518287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JAB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-AUG-18 22:36:03</text:p>
          </table:table-cell>
          <table:table-cell office:value-type="float" office:value="1185532157" calcext:value-type="float">
            <text:p>1185532157</text:p>
          </table:table-cell>
          <table:table-cell office:value-type="float" office:value="9900052096" calcext:value-type="float">
            <text:p>9900052096</text:p>
          </table:table-cell>
          <table:table-cell/>
          <table:table-cell office:value-type="float" office:value="107413519286" calcext:value-type="float">
            <text:p>107413519286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KARNATAK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06-AUG-18 23:16:04</text:p>
          </table:table-cell>
          <table:table-cell office:value-type="float" office:value="1185577479" calcext:value-type="float">
            <text:p>1185577479</text:p>
          </table:table-cell>
          <table:table-cell office:value-type="float" office:value="9932396929" calcext:value-type="float">
            <text:p>9932396929</text:p>
          </table:table-cell>
          <table:table-cell/>
          <table:table-cell office:value-type="float" office:value="107413537034" calcext:value-type="float">
            <text:p>107413537034</text:p>
          </table:table-cell>
          <table:table-cell office:value-type="float" office:value="2608.2" calcext:value-type="float">
            <text:p>2608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08.2" calcext:value-type="float">
            <text:p>2608.2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75 PER.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1" calcext:value-type="float">
            <text:p>1000003301</text:p>
          </table:table-cell>
          <table:table-cell office:value-type="float" office:value="18680073" calcext:value-type="float">
            <text:p>18680073</text:p>
          </table:table-cell>
          <table:table-cell office:value-type="float" office:value="1013352836" calcext:value-type="float">
            <text:p>1013352836</text:p>
          </table:table-cell>
          <table:table-cell office:value-type="string" calcext:value-type="string">
            <text:p>AVENUES INDIA PVT LTD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6-AUG-18 03:06:02</text:p>
          </table:table-cell>
          <table:table-cell office:value-type="float" office:value="1183559240" calcext:value-type="float">
            <text:p>1183559240</text:p>
          </table:table-cell>
          <table:table-cell office:value-type="float" office:value="9867861366" calcext:value-type="float">
            <text:p>9867861366</text:p>
          </table:table-cell>
          <table:table-cell/>
          <table:table-cell office:value-type="float" office:value="107413045710" calcext:value-type="float">
            <text:p>10741304571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6-AUG-18 05:11:02</text:p>
          </table:table-cell>
          <table:table-cell office:value-type="float" office:value="1183568320" calcext:value-type="float">
            <text:p>1183568320</text:p>
          </table:table-cell>
          <table:table-cell office:value-type="float" office:value="9951110799" calcext:value-type="float">
            <text:p>9951110799</text:p>
          </table:table-cell>
          <table:table-cell/>
          <table:table-cell office:value-type="float" office:value="107413048630" calcext:value-type="float">
            <text:p>107413048630</text:p>
          </table:table-cell>
          <table:table-cell office:value-type="float" office:value="204.25" calcext:value-type="float">
            <text:p>204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4.25" calcext:value-type="float">
            <text:p>204.25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ANDHRA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6-AUG-18 07:46:03</text:p>
          </table:table-cell>
          <table:table-cell office:value-type="float" office:value="1183639780" calcext:value-type="float">
            <text:p>1183639780</text:p>
          </table:table-cell>
          <table:table-cell office:value-type="float" office:value="9886861288" calcext:value-type="float">
            <text:p>9886861288</text:p>
          </table:table-cell>
          <table:table-cell/>
          <table:table-cell office:value-type="float" office:value="107413065374" calcext:value-type="float">
            <text:p>107413065374</text:p>
          </table:table-cell>
          <table:table-cell office:value-type="float" office:value="791.82" calcext:value-type="float">
            <text:p>791.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1.82" calcext:value-type="float">
            <text:p>791.82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KARNATAK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-AUG-18 08:56:03</text:p>
          </table:table-cell>
          <table:table-cell office:value-type="float" office:value="1183722446" calcext:value-type="float">
            <text:p>1183722446</text:p>
          </table:table-cell>
          <table:table-cell office:value-type="float" office:value="9899191553" calcext:value-type="float">
            <text:p>9899191553</text:p>
          </table:table-cell>
          <table:table-cell/>
          <table:table-cell office:value-type="float" office:value="107413085961" calcext:value-type="float">
            <text:p>10741308596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AJASTHAN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6-AUG-18 09:06:03</text:p>
          </table:table-cell>
          <table:table-cell office:value-type="float" office:value="1183741521" calcext:value-type="float">
            <text:p>1183741521</text:p>
          </table:table-cell>
          <table:table-cell office:value-type="float" office:value="9779714321" calcext:value-type="float">
            <text:p>9779714321</text:p>
          </table:table-cell>
          <table:table-cell/>
          <table:table-cell office:value-type="float" office:value="107413090238" calcext:value-type="float">
            <text:p>107413090238</text:p>
          </table:table-cell>
          <table:table-cell office:value-type="float" office:value="204.25" calcext:value-type="float">
            <text:p>204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4.25" calcext:value-type="float">
            <text:p>204.25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HIMACHAL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6-AUG-18 09:06:03</text:p>
          </table:table-cell>
          <table:table-cell office:value-type="float" office:value="1183744852" calcext:value-type="float">
            <text:p>1183744852</text:p>
          </table:table-cell>
          <table:table-cell office:value-type="float" office:value="9530084489" calcext:value-type="float">
            <text:p>9530084489</text:p>
          </table:table-cell>
          <table:table-cell/>
          <table:table-cell office:value-type="float" office:value="107413091183" calcext:value-type="float">
            <text:p>107413091183</text:p>
          </table:table-cell>
          <table:table-cell office:value-type="float" office:value="99000" calcext:value-type="float">
            <text:p>9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000" calcext:value-type="float">
            <text:p>990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AJASTHAN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6-AUG-18 09:21:04</text:p>
          </table:table-cell>
          <table:table-cell office:value-type="float" office:value="1183767173" calcext:value-type="float">
            <text:p>1183767173</text:p>
          </table:table-cell>
          <table:table-cell office:value-type="float" office:value="7702608328" calcext:value-type="float">
            <text:p>7702608328</text:p>
          </table:table-cell>
          <table:table-cell/>
          <table:table-cell office:value-type="float" office:value="107413096091" calcext:value-type="float">
            <text:p>107413096091</text:p>
          </table:table-cell>
          <table:table-cell office:value-type="float" office:value="111.8" calcext:value-type="float">
            <text:p>11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1.8" calcext:value-type="float">
            <text:p>11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ANDHRA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6-AUG-18 09:26:03</text:p>
          </table:table-cell>
          <table:table-cell office:value-type="float" office:value="1183776127" calcext:value-type="float">
            <text:p>1183776127</text:p>
          </table:table-cell>
          <table:table-cell office:value-type="float" office:value="9779714321" calcext:value-type="float">
            <text:p>9779714321</text:p>
          </table:table-cell>
          <table:table-cell/>
          <table:table-cell office:value-type="float" office:value="107413097892" calcext:value-type="float">
            <text:p>107413097892</text:p>
          </table:table-cell>
          <table:table-cell office:value-type="float" office:value="510.62" calcext:value-type="float">
            <text:p>510.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0.62" calcext:value-type="float">
            <text:p>510.62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HIMACHAL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6-AUG-18 09:36:04</text:p>
          </table:table-cell>
          <table:table-cell office:value-type="float" office:value="1183796313" calcext:value-type="float">
            <text:p>1183796313</text:p>
          </table:table-cell>
          <table:table-cell office:value-type="float" office:value="9894490790" calcext:value-type="float">
            <text:p>9894490790</text:p>
          </table:table-cell>
          <table:table-cell/>
          <table:table-cell office:value-type="float" office:value="107413102177" calcext:value-type="float">
            <text:p>107413102177</text:p>
          </table:table-cell>
          <table:table-cell office:value-type="float" office:value="5.11" calcext:value-type="float">
            <text:p>5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06-AUG-18 09:56:04</text:p>
          </table:table-cell>
          <table:table-cell office:value-type="float" office:value="1183834590" calcext:value-type="float">
            <text:p>1183834590</text:p>
          </table:table-cell>
          <table:table-cell office:value-type="float" office:value="9003551712" calcext:value-type="float">
            <text:p>9003551712</text:p>
          </table:table-cell>
          <table:table-cell/>
          <table:table-cell office:value-type="float" office:value="107413110638" calcext:value-type="float">
            <text:p>107413110638</text:p>
          </table:table-cell>
          <table:table-cell office:value-type="float" office:value="396.8" calcext:value-type="float">
            <text:p>396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6.8" calcext:value-type="float">
            <text:p>396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6-AUG-18 10:06:04</text:p>
          </table:table-cell>
          <table:table-cell office:value-type="float" office:value="1183855551" calcext:value-type="float">
            <text:p>1183855551</text:p>
          </table:table-cell>
          <table:table-cell office:value-type="float" office:value="8601078788" calcext:value-type="float">
            <text:p>8601078788</text:p>
          </table:table-cell>
          <table:table-cell/>
          <table:table-cell office:value-type="float" office:value="107413114780" calcext:value-type="float">
            <text:p>107413114780</text:p>
          </table:table-cell>
          <table:table-cell office:value-type="float" office:value="1646.8" calcext:value-type="float">
            <text:p>1646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46.8" calcext:value-type="float">
            <text:p>1646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-AUG-18 10:31:06</text:p>
          </table:table-cell>
          <table:table-cell office:value-type="float" office:value="1183916847" calcext:value-type="float">
            <text:p>1183916847</text:p>
          </table:table-cell>
          <table:table-cell office:value-type="float" office:value="7230035555" calcext:value-type="float">
            <text:p>7230035555</text:p>
          </table:table-cell>
          <table:table-cell/>
          <table:table-cell office:value-type="float" office:value="107413128756" calcext:value-type="float">
            <text:p>107413128756</text:p>
          </table:table-cell>
          <table:table-cell office:value-type="float" office:value="346.8" calcext:value-type="float">
            <text:p>346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6.8" calcext:value-type="float">
            <text:p>346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AJASTHAN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6-AUG-18 10:56:05</text:p>
          </table:table-cell>
          <table:table-cell office:value-type="float" office:value="1183966357" calcext:value-type="float">
            <text:p>1183966357</text:p>
          </table:table-cell>
          <table:table-cell office:value-type="float" office:value="9794843643" calcext:value-type="float">
            <text:p>9794843643</text:p>
          </table:table-cell>
          <table:table-cell/>
          <table:table-cell office:value-type="float" office:value="107413140241" calcext:value-type="float">
            <text:p>107413140241</text:p>
          </table:table-cell>
          <table:table-cell office:value-type="float" office:value="346.8" calcext:value-type="float">
            <text:p>346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6.8" calcext:value-type="float">
            <text:p>346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6-AUG-18 10:56:05</text:p>
          </table:table-cell>
          <table:table-cell office:value-type="float" office:value="1183971380" calcext:value-type="float">
            <text:p>1183971380</text:p>
          </table:table-cell>
          <table:table-cell office:value-type="float" office:value="9958654500" calcext:value-type="float">
            <text:p>9958654500</text:p>
          </table:table-cell>
          <table:table-cell/>
          <table:table-cell office:value-type="float" office:value="107413141301" calcext:value-type="float">
            <text:p>107413141301</text:p>
          </table:table-cell>
          <table:table-cell office:value-type="float" office:value="291.8" calcext:value-type="float">
            <text:p>29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1.8" calcext:value-type="float">
            <text:p>29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6-AUG-18 11:01:04</text:p>
          </table:table-cell>
          <table:table-cell office:value-type="float" office:value="1183981600" calcext:value-type="float">
            <text:p>1183981600</text:p>
          </table:table-cell>
          <table:table-cell office:value-type="float" office:value="7077573595" calcext:value-type="float">
            <text:p>7077573595</text:p>
          </table:table-cell>
          <table:table-cell/>
          <table:table-cell office:value-type="float" office:value="107413143598" calcext:value-type="float">
            <text:p>107413143598</text:p>
          </table:table-cell>
          <table:table-cell office:value-type="float" office:value="102.12" calcext:value-type="float">
            <text:p>102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.12" calcext:value-type="float">
            <text:p>102.12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ORISS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06-AUG-18 11:06:04</text:p>
          </table:table-cell>
          <table:table-cell office:value-type="float" office:value="1183991937" calcext:value-type="float">
            <text:p>1183991937</text:p>
          </table:table-cell>
          <table:table-cell office:value-type="float" office:value="9621188080" calcext:value-type="float">
            <text:p>9621188080</text:p>
          </table:table-cell>
          <table:table-cell/>
          <table:table-cell office:value-type="float" office:value="107413146246" calcext:value-type="float">
            <text:p>107413146246</text:p>
          </table:table-cell>
          <table:table-cell office:value-type="float" office:value="1591.8" calcext:value-type="float">
            <text:p>159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91.8" calcext:value-type="float">
            <text:p>159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06-AUG-18 12:41:04</text:p>
          </table:table-cell>
          <table:table-cell office:value-type="float" office:value="1184220262" calcext:value-type="float">
            <text:p>1184220262</text:p>
          </table:table-cell>
          <table:table-cell office:value-type="float" office:value="7619291929" calcext:value-type="float">
            <text:p>7619291929</text:p>
          </table:table-cell>
          <table:table-cell/>
          <table:table-cell office:value-type="float" office:value="107413204171" calcext:value-type="float">
            <text:p>107413204171</text:p>
          </table:table-cell>
          <table:table-cell office:value-type="float" office:value="1531.8" calcext:value-type="float">
            <text:p>153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31.8" calcext:value-type="float">
            <text:p>153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KARNATAK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6-AUG-18 12:51:04</text:p>
          </table:table-cell>
          <table:table-cell office:value-type="float" office:value="1184242145" calcext:value-type="float">
            <text:p>1184242145</text:p>
          </table:table-cell>
          <table:table-cell office:value-type="float" office:value="9894838882" calcext:value-type="float">
            <text:p>9894838882</text:p>
          </table:table-cell>
          <table:table-cell/>
          <table:table-cell office:value-type="float" office:value="107413209633" calcext:value-type="float">
            <text:p>107413209633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06-AUG-18 12:56:04</text:p>
          </table:table-cell>
          <table:table-cell office:value-type="float" office:value="1184256469" calcext:value-type="float">
            <text:p>1184256469</text:p>
          </table:table-cell>
          <table:table-cell office:value-type="float" office:value="9632481193" calcext:value-type="float">
            <text:p>9632481193</text:p>
          </table:table-cell>
          <table:table-cell/>
          <table:table-cell office:value-type="float" office:value="107413212745" calcext:value-type="float">
            <text:p>107413212745</text:p>
          </table:table-cell>
          <table:table-cell office:value-type="float" office:value="2550" calcext:value-type="float">
            <text:p>2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KARNATAK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06-AUG-18 13:01:04</text:p>
          </table:table-cell>
          <table:table-cell office:value-type="float" office:value="1184261665" calcext:value-type="float">
            <text:p>1184261665</text:p>
          </table:table-cell>
          <table:table-cell office:value-type="float" office:value="9632481193" calcext:value-type="float">
            <text:p>9632481193</text:p>
          </table:table-cell>
          <table:table-cell/>
          <table:table-cell office:value-type="float" office:value="107413214328" calcext:value-type="float">
            <text:p>107413214328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KARNATAK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06-AUG-18 13:06:04</text:p>
          </table:table-cell>
          <table:table-cell office:value-type="float" office:value="1184281381" calcext:value-type="float">
            <text:p>1184281381</text:p>
          </table:table-cell>
          <table:table-cell office:value-type="float" office:value="9830349651" calcext:value-type="float">
            <text:p>9830349651</text:p>
          </table:table-cell>
          <table:table-cell/>
          <table:table-cell office:value-type="float" office:value="107413219660" calcext:value-type="float">
            <text:p>10741321966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6-AUG-18 13:11:04</text:p>
          </table:table-cell>
          <table:table-cell office:value-type="float" office:value="1184292620" calcext:value-type="float">
            <text:p>1184292620</text:p>
          </table:table-cell>
          <table:table-cell office:value-type="float" office:value="9830859920" calcext:value-type="float">
            <text:p>9830859920</text:p>
          </table:table-cell>
          <table:table-cell/>
          <table:table-cell office:value-type="float" office:value="107413222898" calcext:value-type="float">
            <text:p>107413222898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HARYAN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06-AUG-18 15:46:04</text:p>
          </table:table-cell>
          <table:table-cell office:value-type="float" office:value="1184673649" calcext:value-type="float">
            <text:p>1184673649</text:p>
          </table:table-cell>
          <table:table-cell office:value-type="float" office:value="8401546143" calcext:value-type="float">
            <text:p>8401546143</text:p>
          </table:table-cell>
          <table:table-cell/>
          <table:table-cell office:value-type="float" office:value="107413300966" calcext:value-type="float">
            <text:p>10741330096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GUJARAT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06-AUG-18 16:56:05</text:p>
          </table:table-cell>
          <table:table-cell office:value-type="float" office:value="1184807682" calcext:value-type="float">
            <text:p>1184807682</text:p>
          </table:table-cell>
          <table:table-cell office:value-type="float" office:value="9998880473" calcext:value-type="float">
            <text:p>9998880473</text:p>
          </table:table-cell>
          <table:table-cell/>
          <table:table-cell office:value-type="float" office:value="107413340053" calcext:value-type="float">
            <text:p>10741334005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GUJARAT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06-AUG-18 17:21:05</text:p>
          </table:table-cell>
          <table:table-cell office:value-type="float" office:value="1184861425" calcext:value-type="float">
            <text:p>1184861425</text:p>
          </table:table-cell>
          <table:table-cell office:value-type="float" office:value="8146946005" calcext:value-type="float">
            <text:p>8146946005</text:p>
          </table:table-cell>
          <table:table-cell/>
          <table:table-cell office:value-type="float" office:value="107413355161" calcext:value-type="float">
            <text:p>107413355161</text:p>
          </table:table-cell>
          <table:table-cell office:value-type="float" office:value="881.8" calcext:value-type="float">
            <text:p>88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1.8" calcext:value-type="float">
            <text:p>88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06-AUG-18 17:26:04</text:p>
          </table:table-cell>
          <table:table-cell office:value-type="float" office:value="1184868101" calcext:value-type="float">
            <text:p>1184868101</text:p>
          </table:table-cell>
          <table:table-cell office:value-type="float" office:value="8146946005" calcext:value-type="float">
            <text:p>8146946005</text:p>
          </table:table-cell>
          <table:table-cell/>
          <table:table-cell office:value-type="float" office:value="107413356754" calcext:value-type="float">
            <text:p>107413356754</text:p>
          </table:table-cell>
          <table:table-cell office:value-type="float" office:value="471.8" calcext:value-type="float">
            <text:p>47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1.8" calcext:value-type="float">
            <text:p>47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06-AUG-18 17:41:07</text:p>
          </table:table-cell>
          <table:table-cell office:value-type="float" office:value="1184903089" calcext:value-type="float">
            <text:p>1184903089</text:p>
          </table:table-cell>
          <table:table-cell office:value-type="float" office:value="7779973257" calcext:value-type="float">
            <text:p>7779973257</text:p>
          </table:table-cell>
          <table:table-cell/>
          <table:table-cell office:value-type="float" office:value="107413365100" calcext:value-type="float">
            <text:p>107413365100</text:p>
          </table:table-cell>
          <table:table-cell office:value-type="float" office:value="205.02" calcext:value-type="float">
            <text:p>205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BIHA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6-AUG-18 18:01:06</text:p>
          </table:table-cell>
          <table:table-cell office:value-type="float" office:value="1184949380" calcext:value-type="float">
            <text:p>1184949380</text:p>
          </table:table-cell>
          <table:table-cell office:value-type="float" office:value="9894490790" calcext:value-type="float">
            <text:p>9894490790</text:p>
          </table:table-cell>
          <table:table-cell/>
          <table:table-cell office:value-type="float" office:value="107413376536" calcext:value-type="float">
            <text:p>107413376536</text:p>
          </table:table-cell>
          <table:table-cell office:value-type="float" office:value="5.11" calcext:value-type="float">
            <text:p>5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6-AUG-18 18:06:06</text:p>
          </table:table-cell>
          <table:table-cell office:value-type="float" office:value="1184964522" calcext:value-type="float">
            <text:p>1184964522</text:p>
          </table:table-cell>
          <table:table-cell office:value-type="float" office:value="9894490790" calcext:value-type="float">
            <text:p>9894490790</text:p>
          </table:table-cell>
          <table:table-cell/>
          <table:table-cell office:value-type="float" office:value="107413380193" calcext:value-type="float">
            <text:p>107413380193</text:p>
          </table:table-cell>
          <table:table-cell office:value-type="float" office:value="5.11" calcext:value-type="float">
            <text:p>5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6-AUG-18 18:26:04</text:p>
          </table:table-cell>
          <table:table-cell office:value-type="float" office:value="1185003414" calcext:value-type="float">
            <text:p>1185003414</text:p>
          </table:table-cell>
          <table:table-cell office:value-type="float" office:value="7044722291" calcext:value-type="float">
            <text:p>7044722291</text:p>
          </table:table-cell>
          <table:table-cell/>
          <table:table-cell office:value-type="float" office:value="107413388805" calcext:value-type="float">
            <text:p>107413388805</text:p>
          </table:table-cell>
          <table:table-cell office:value-type="float" office:value="5.11" calcext:value-type="float">
            <text:p>5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6-AUG-18 18:31:06</text:p>
          </table:table-cell>
          <table:table-cell office:value-type="float" office:value="1185013986" calcext:value-type="float">
            <text:p>1185013986</text:p>
          </table:table-cell>
          <table:table-cell office:value-type="float" office:value="8130870009" calcext:value-type="float">
            <text:p>8130870009</text:p>
          </table:table-cell>
          <table:table-cell/>
          <table:table-cell office:value-type="float" office:value="107413389735" calcext:value-type="float">
            <text:p>107413389735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DELHI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6-AUG-18 18:36:05</text:p>
          </table:table-cell>
          <table:table-cell office:value-type="float" office:value="1185024608" calcext:value-type="float">
            <text:p>1185024608</text:p>
          </table:table-cell>
          <table:table-cell office:value-type="float" office:value="9414390525" calcext:value-type="float">
            <text:p>9414390525</text:p>
          </table:table-cell>
          <table:table-cell/>
          <table:table-cell office:value-type="float" office:value="107413393041" calcext:value-type="float">
            <text:p>107413393041</text:p>
          </table:table-cell>
          <table:table-cell office:value-type="float" office:value="201.8" calcext:value-type="float">
            <text:p>20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.8" calcext:value-type="float">
            <text:p>20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RAJASTHAN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06-AUG-18 18:41:05</text:p>
          </table:table-cell>
          <table:table-cell office:value-type="float" office:value="1185045781" calcext:value-type="float">
            <text:p>1185045781</text:p>
          </table:table-cell>
          <table:table-cell office:value-type="float" office:value="9998880473" calcext:value-type="float">
            <text:p>9998880473</text:p>
          </table:table-cell>
          <table:table-cell/>
          <table:table-cell office:value-type="float" office:value="107413398195" calcext:value-type="float">
            <text:p>1074133981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GUJARAT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06-AUG-18 18:56:07</text:p>
          </table:table-cell>
          <table:table-cell office:value-type="float" office:value="1185075114" calcext:value-type="float">
            <text:p>1185075114</text:p>
          </table:table-cell>
          <table:table-cell office:value-type="float" office:value="7318714573" calcext:value-type="float">
            <text:p>7318714573</text:p>
          </table:table-cell>
          <table:table-cell/>
          <table:table-cell office:value-type="float" office:value="107413404554" calcext:value-type="float">
            <text:p>107413404554</text:p>
          </table:table-cell>
          <table:table-cell office:value-type="float" office:value="605.02" calcext:value-type="float">
            <text:p>605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5.02" calcext:value-type="float">
            <text:p>605.02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06-AUG-18 19:06:05</text:p>
          </table:table-cell>
          <table:table-cell office:value-type="float" office:value="1185102247" calcext:value-type="float">
            <text:p>1185102247</text:p>
          </table:table-cell>
          <table:table-cell office:value-type="float" office:value="9491505889" calcext:value-type="float">
            <text:p>9491505889</text:p>
          </table:table-cell>
          <table:table-cell/>
          <table:table-cell office:value-type="float" office:value="107413410342" calcext:value-type="float">
            <text:p>107413410342</text:p>
          </table:table-cell>
          <table:table-cell office:value-type="float" office:value="261.8" calcext:value-type="float">
            <text:p>26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1.8" calcext:value-type="float">
            <text:p>26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ELANGAN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06-AUG-18 19:21:05</text:p>
          </table:table-cell>
          <table:table-cell office:value-type="float" office:value="1185141770" calcext:value-type="float">
            <text:p>1185141770</text:p>
          </table:table-cell>
          <table:table-cell office:value-type="float" office:value="9781929547" calcext:value-type="float">
            <text:p>9781929547</text:p>
          </table:table-cell>
          <table:table-cell/>
          <table:table-cell office:value-type="float" office:value="107413418585" calcext:value-type="float">
            <text:p>107413418585</text:p>
          </table:table-cell>
          <table:table-cell office:value-type="float" office:value="5017.7" calcext:value-type="float">
            <text:p>501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17.7" calcext:value-type="float">
            <text:p>5017.7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JAB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06-AUG-18 19:36:05</text:p>
          </table:table-cell>
          <table:table-cell office:value-type="float" office:value="1185185210" calcext:value-type="float">
            <text:p>1185185210</text:p>
          </table:table-cell>
          <table:table-cell office:value-type="float" office:value="9631949114" calcext:value-type="float">
            <text:p>9631949114</text:p>
          </table:table-cell>
          <table:table-cell/>
          <table:table-cell office:value-type="float" office:value="107413427484" calcext:value-type="float">
            <text:p>107413427484</text:p>
          </table:table-cell>
          <table:table-cell office:value-type="float" office:value="141.8" calcext:value-type="float">
            <text:p>14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1.8" calcext:value-type="float">
            <text:p>14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TTAR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06-AUG-18 20:01:04</text:p>
          </table:table-cell>
          <table:table-cell office:value-type="float" office:value="1185242019" calcext:value-type="float">
            <text:p>1185242019</text:p>
          </table:table-cell>
          <table:table-cell office:value-type="float" office:value="7077832924" calcext:value-type="float">
            <text:p>7077832924</text:p>
          </table:table-cell>
          <table:table-cell/>
          <table:table-cell office:value-type="float" office:value="107413440229" calcext:value-type="float">
            <text:p>107413440229</text:p>
          </table:table-cell>
          <table:table-cell office:value-type="float" office:value="641.8" calcext:value-type="float">
            <text:p>64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1.8" calcext:value-type="float">
            <text:p>64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ORISS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06-AUG-18 20:36:04</text:p>
          </table:table-cell>
          <table:table-cell office:value-type="float" office:value="1185329781" calcext:value-type="float">
            <text:p>1185329781</text:p>
          </table:table-cell>
          <table:table-cell office:value-type="float" office:value="9096538892" calcext:value-type="float">
            <text:p>9096538892</text:p>
          </table:table-cell>
          <table:table-cell/>
          <table:table-cell office:value-type="float" office:value="107413459506" calcext:value-type="float">
            <text:p>107413459506</text:p>
          </table:table-cell>
          <table:table-cell office:value-type="float" office:value="510.62" calcext:value-type="float">
            <text:p>510.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0.62" calcext:value-type="float">
            <text:p>510.62</text:p>
          </table:table-cell>
          <table:table-cell table:number-columns-repeated="2" office:value-type="string" calcext:value-type="string">
            <text:p>MAHARASHTR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06-AUG-18 20:46:05</text:p>
          </table:table-cell>
          <table:table-cell office:value-type="float" office:value="1185345007" calcext:value-type="float">
            <text:p>1185345007</text:p>
          </table:table-cell>
          <table:table-cell office:value-type="float" office:value="9888006493" calcext:value-type="float">
            <text:p>9888006493</text:p>
          </table:table-cell>
          <table:table-cell/>
          <table:table-cell office:value-type="float" office:value="107413464627" calcext:value-type="float">
            <text:p>107413464627</text:p>
          </table:table-cell>
          <table:table-cell office:value-type="float" office:value="341.8" calcext:value-type="float">
            <text:p>34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1.8" calcext:value-type="float">
            <text:p>34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JAB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06-AUG-18 21:31:04</text:p>
          </table:table-cell>
          <table:table-cell office:value-type="float" office:value="1185438192" calcext:value-type="float">
            <text:p>1185438192</text:p>
          </table:table-cell>
          <table:table-cell office:value-type="float" office:value="8972427640" calcext:value-type="float">
            <text:p>8972427640</text:p>
          </table:table-cell>
          <table:table-cell/>
          <table:table-cell office:value-type="float" office:value="107413488109" calcext:value-type="float">
            <text:p>107413488109</text:p>
          </table:table-cell>
          <table:table-cell office:value-type="float" office:value="201.8" calcext:value-type="float">
            <text:p>20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.8" calcext:value-type="float">
            <text:p>20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WEST BENGAL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06-AUG-18 21:41:07</text:p>
          </table:table-cell>
          <table:table-cell office:value-type="float" office:value="1185455805" calcext:value-type="float">
            <text:p>1185455805</text:p>
          </table:table-cell>
          <table:table-cell office:value-type="float" office:value="7702608328" calcext:value-type="float">
            <text:p>7702608328</text:p>
          </table:table-cell>
          <table:table-cell/>
          <table:table-cell office:value-type="float" office:value="107413492621" calcext:value-type="float">
            <text:p>107413492621</text:p>
          </table:table-cell>
          <table:table-cell office:value-type="float" office:value="141.8" calcext:value-type="float">
            <text:p>14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1.8" calcext:value-type="float">
            <text:p>141.8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ANDHRA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06-AUG-18 22:36:04</text:p>
          </table:table-cell>
          <table:table-cell office:value-type="float" office:value="1185534192" calcext:value-type="float">
            <text:p>1185534192</text:p>
          </table:table-cell>
          <table:table-cell office:value-type="float" office:value="9915867376" calcext:value-type="float">
            <text:p>9915867376</text:p>
          </table:table-cell>
          <table:table-cell/>
          <table:table-cell office:value-type="float" office:value="107413519700" calcext:value-type="float">
            <text:p>107413519700</text:p>
          </table:table-cell>
          <table:table-cell office:value-type="float" office:value="818.82" calcext:value-type="float">
            <text:p>818.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8.82" calcext:value-type="float">
            <text:p>818.82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JAB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06-AUG-18 22:41:04</text:p>
          </table:table-cell>
          <table:table-cell office:value-type="float" office:value="1185539412" calcext:value-type="float">
            <text:p>1185539412</text:p>
          </table:table-cell>
          <table:table-cell office:value-type="float" office:value="9915867376" calcext:value-type="float">
            <text:p>9915867376</text:p>
          </table:table-cell>
          <table:table-cell/>
          <table:table-cell office:value-type="float" office:value="107413521654" calcext:value-type="float">
            <text:p>107413521654</text:p>
          </table:table-cell>
          <table:table-cell office:value-type="float" office:value="818.82" calcext:value-type="float">
            <text:p>818.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8.82" calcext:value-type="float">
            <text:p>818.82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JAB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06-AUG-18 23:26:03</text:p>
          </table:table-cell>
          <table:table-cell office:value-type="float" office:value="1185584723" calcext:value-type="float">
            <text:p>1185584723</text:p>
          </table:table-cell>
          <table:table-cell office:value-type="float" office:value="9080592425" calcext:value-type="float">
            <text:p>9080592425</text:p>
          </table:table-cell>
          <table:table-cell/>
          <table:table-cell office:value-type="float" office:value="107413540014" calcext:value-type="float">
            <text:p>107413540014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06-AUG-18 23:46:03</text:p>
          </table:table-cell>
          <table:table-cell office:value-type="float" office:value="1185598285" calcext:value-type="float">
            <text:p>1185598285</text:p>
          </table:table-cell>
          <table:table-cell office:value-type="float" office:value="9407220694" calcext:value-type="float">
            <text:p>9407220694</text:p>
          </table:table-cell>
          <table:table-cell/>
          <table:table-cell office:value-type="float" office:value="107413545684" calcext:value-type="float">
            <text:p>1074135456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ADHYA PRADESH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06-AUG-18 23:46:03</text:p>
          </table:table-cell>
          <table:table-cell office:value-type="float" office:value="1185599243" calcext:value-type="float">
            <text:p>1185599243</text:p>
          </table:table-cell>
          <table:table-cell office:value-type="float" office:value="9965112620" calcext:value-type="float">
            <text:p>9965112620</text:p>
          </table:table-cell>
          <table:table-cell/>
          <table:table-cell office:value-type="float" office:value="107413546245" calcext:value-type="float">
            <text:p>107413546245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TAMIL NADU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LAT FEE</text:p>
          </table:table-cell>
          <table:table-cell/>
          <table:table-cell office:value-type="string" calcext:value-type="string">
            <text:p>Sale</text:p>
          </table:table-cell>
          <table:table-cell office:value-type="float" office:value="1000003302" calcext:value-type="float">
            <text:p>1000003302</text:p>
          </table:table-cell>
          <table:table-cell office:value-type="float" office:value="12248833" calcext:value-type="float">
            <text:p>12248833</text:p>
          </table:table-cell>
          <table:table-cell office:value-type="float" office:value="1013915319" calcext:value-type="float">
            <text:p>1013915319</text:p>
          </table:table-cell>
          <table:table-cell office:value-type="string" calcext:value-type="string">
            <text:p>AVENUES INDIA PVT LTD.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5:09:03.322759902</dc:date>
    <meta:editing-cycles>2</meta:editing-cycles>
    <meta:editing-duration>PT13M41S</meta:editing-duration>
    <meta:document-statistic meta:table-count="1" meta:cell-count="3010" meta:object-count="0"/>
    <meta:generator>LibreOffice/6.0.7.3$Linux_X86_64 LibreOffice_project/00m0$Build-3</meta:generator>
  </office:meta>
</office:document-meta>
</file>